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24.98mm" svg:y="701.89mm">
            <loext:p draw:notify-on-update-of-ranges="'F3.0_BOM'.D150:'F3.0_BOM'.D152 'F3.0_BOM'.C150:'F3.0_BOM'.C1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2" table:default-cell-style-name="ce29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3])" office:value-type="float" office:value="522" calcext:value-type="float">
            <text:p>522</text:p>
          </table:table-cell>
          <table:table-cell table:style-name="ce2" table:formula="of:=SUM([.B3:.B93])" office:value-type="float" office:value="331.12" calcext:value-type="float">
            <text:p>331,1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3.5</text:p>
          </table:table-cell>
          <table:table-cell table:formula="of:=SUM([.E3:.E93])" office:value-type="float" office:value="331.6" calcext:value-type="float">
            <text:p>331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90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2:.Z12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3:.Z13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4:.Z14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6:.Z16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7:.Z17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8:.Z18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19:.Z19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0:.Z2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2:.Z22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3:.Z23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6:.Z26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2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7:.Z2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2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3:.Z33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0:.Z40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3:.Z43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1:.Z5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2:.Z52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5:.Z55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9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58:.Z5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90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1:.Z61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90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internal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69:.Z6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0:.Z7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3:.Z7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4:.Z7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5:.Z7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6:.Z76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7:.Z7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4:.Z84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– GreenTEC</text:p>
          </table:table-cell>
          <table:table-cell table:number-columns-repeated="30"/>
          <table:table-cell table:style-name="ce16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24"/>
          <table:table-cell table:number-columns-repeated="22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90"/>
        </table:table-row>
        <table:table-row table:style-name="ro1">
          <table:table-cell table:number-columns-repeated="3"/>
          <table:table-cell table:style-name="ce11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</text:p>
          </table:table-cell>
          <table:table-cell office:value-type="string" calcext:value-type="string">
            <text:p>alim externe 12v 138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search/ProductDetail.aspx?R=0virtualkey0virtualkeyGST160A24-R7B" xlink:type="simple">mouser</text:a></text:p>
          </table:table-cell>
          <table:table-cell office:value-type="string" calcext:value-type="string">
            <text:p>alim externe 24v 160W Meanwell (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Kycon/KPJX-PM-4S" xlink:type="simple">mouser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ycon/KPJX-PM-4S-S" xlink:type="simple">mouser</text:a>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2.5x10</text:p>
          </table:table-cell>
          <table:table-cell table:formula="of:=SUM([.F140:.Z140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8:18:55.6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04T08:20:11.797000000</dc:date>
    <meta:print-date>2015-08-14T12:58:27Z</meta:print-date>
    <meta:editing-duration>P1DT15H44M18S</meta:editing-duration>
    <meta:editing-cycles>124</meta:editing-cycles>
    <meta:document-statistic meta:table-count="1" meta:cell-count="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C150:'F3.0_BOM'.D152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50:'F3.0_BOM'.D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50:'F3.0_BOM'.C15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50:'F3.0_BOM'.D152</svg:desc>
                </draw:g>
              </table:table-cell>
              <table:table-cell office:value-type="float" office:value="16">
                <text:p>16</text:p>
                <draw:g>
                  <svg:desc>'F3.0_BOM'.C150:'F3.0_BOM'.C152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